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de" fo:country="DE" officeooo:rsid="000ce2e6" officeooo:paragraph-rsid="000ce2e6" style:language-asian="zxx" style:country-asian="none" style:language-complex="zxx" style:country-complex="none"/>
    </style:style>
    <style:style style:name="P2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0ce2e6" officeooo:paragraph-rsid="000ce2e6" style:language-asian="zxx" style:country-asian="none" style:language-complex="zxx" style:country-complex="none"/>
    </style:style>
    <style:style style:name="P3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0ef3e5" officeooo:paragraph-rsid="000ef3e5" style:language-asian="zxx" style:country-asian="none" style:language-complex="zxx" style:country-complex="none"/>
    </style:style>
    <style:style style:name="P4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0ea44b" officeooo:paragraph-rsid="000ce2e6" style:language-asian="zxx" style:country-asian="none" style:language-complex="zxx" style:country-complex="none"/>
    </style:style>
    <style:style style:name="P5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143646" officeooo:paragraph-rsid="00143646" style:language-asian="zxx" style:country-asian="none" style:language-complex="zxx" style:country-complex="none"/>
    </style:style>
    <style:style style:name="P6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15b4ff" officeooo:paragraph-rsid="0015b4ff" style:language-asian="zxx" style:country-asian="none" style:language-complex="zxx" style:country-complex="none"/>
    </style:style>
    <style:style style:name="P7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1b2cbd" officeooo:paragraph-rsid="001b2cbd" style:language-asian="zxx" style:country-asian="none" style:language-complex="zxx" style:country-complex="none"/>
    </style:style>
    <style:style style:name="P8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2008fd" officeooo:paragraph-rsid="002008fd" style:language-asian="zxx" style:country-asian="none" style:language-complex="zxx" style:country-complex="none"/>
    </style:style>
    <style:style style:name="P9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21f84b" officeooo:paragraph-rsid="0021f84b" style:language-asian="zxx" style:country-asian="none" style:language-complex="zxx" style:country-complex="none"/>
    </style:style>
    <style:style style:name="P10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283562" officeooo:paragraph-rsid="00283562" style:language-asian="zxx" style:country-asian="none" style:language-complex="zxx" style:country-complex="none"/>
    </style:style>
    <style:style style:name="P11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2853ba" officeooo:paragraph-rsid="002853ba" style:language-asian="zxx" style:country-asian="none" style:language-complex="zxx" style:country-complex="none"/>
    </style:style>
    <style:style style:name="P12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2853ba" officeooo:paragraph-rsid="0035fb2a" style:language-asian="zxx" style:country-asian="none" style:language-complex="zxx" style:country-complex="none"/>
    </style:style>
    <style:style style:name="P13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297816" officeooo:paragraph-rsid="00143646" style:language-asian="zxx" style:country-asian="none" style:language-complex="zxx" style:country-complex="none"/>
    </style:style>
    <style:style style:name="P14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297816" officeooo:paragraph-rsid="001e0c43" style:language-asian="zxx" style:country-asian="none" style:language-complex="zxx" style:country-complex="none"/>
    </style:style>
    <style:style style:name="P15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2ae622" officeooo:paragraph-rsid="002ae622" style:language-asian="zxx" style:country-asian="none" style:language-complex="zxx" style:country-complex="none"/>
    </style:style>
    <style:style style:name="P16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2d5a60" officeooo:paragraph-rsid="002d5a60" style:language-asian="zxx" style:country-asian="none" style:language-complex="zxx" style:country-complex="none"/>
    </style:style>
    <style:style style:name="P17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339042" officeooo:paragraph-rsid="0037b10f" style:language-asian="zxx" style:country-asian="none" style:language-complex="zxx" style:country-complex="none"/>
    </style:style>
    <style:style style:name="P18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36bc30" officeooo:paragraph-rsid="0037b10f" style:language-asian="zxx" style:country-asian="none" style:language-complex="zxx" style:country-complex="none"/>
    </style:style>
    <style:style style:name="P19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39a2b3" officeooo:paragraph-rsid="003a74d5" style:language-asian="zxx" style:country-asian="none" style:language-complex="zxx" style:country-complex="none"/>
    </style:style>
    <style:style style:name="P20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409926" officeooo:paragraph-rsid="00409926" style:language-asian="zxx" style:country-asian="none" style:language-complex="zxx" style:country-complex="none"/>
    </style:style>
    <style:style style:name="P21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4e455e" officeooo:paragraph-rsid="004e455e" style:language-asian="zxx" style:country-asian="none" style:language-complex="zxx" style:country-complex="none"/>
    </style:style>
    <style:style style:name="P22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505f68" officeooo:paragraph-rsid="00505f68" style:language-asian="zxx" style:country-asian="none" style:language-complex="zxx" style:country-complex="none"/>
    </style:style>
    <style:style style:name="P23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54383b" officeooo:paragraph-rsid="0054383b" style:language-asian="zxx" style:country-asian="none" style:language-complex="zxx" style:country-complex="none"/>
    </style:style>
    <style:style style:name="P24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55b999" officeooo:paragraph-rsid="0055b999" style:language-asian="zxx" style:country-asian="none" style:language-complex="zxx" style:country-complex="none"/>
    </style:style>
    <style:style style:name="P25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59901c" officeooo:paragraph-rsid="0059901c" style:language-asian="zxx" style:country-asian="none" style:language-complex="zxx" style:country-complex="none"/>
    </style:style>
    <style:style style:name="P26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61cd15" officeooo:paragraph-rsid="0061cd15" style:language-asian="zxx" style:country-asian="none" style:language-complex="zxx" style:country-complex="none"/>
    </style:style>
    <style:style style:name="P27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62f012" officeooo:paragraph-rsid="0062f012" style:language-asian="zxx" style:country-asian="none" style:language-complex="zxx" style:country-complex="none"/>
    </style:style>
    <style:style style:name="P28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6359b0" officeooo:paragraph-rsid="006359b0" style:language-asian="zxx" style:country-asian="none" style:language-complex="zxx" style:country-complex="none"/>
    </style:style>
    <style:style style:name="P29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661f29" officeooo:paragraph-rsid="00661f29" style:language-asian="zxx" style:country-asian="none" style:language-complex="zxx" style:country-complex="none"/>
    </style:style>
    <style:style style:name="P30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6b7910" officeooo:paragraph-rsid="006b7910" style:language-asian="zxx" style:country-asian="none" style:language-complex="zxx" style:country-complex="none"/>
    </style:style>
    <style:style style:name="P31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6d0cde" officeooo:paragraph-rsid="006d0cde" style:language-asian="zxx" style:country-asian="none" style:language-complex="zxx" style:country-complex="none"/>
    </style:style>
    <style:style style:name="P32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741df1" officeooo:paragraph-rsid="00741df1" style:language-asian="zxx" style:country-asian="none" style:language-complex="zxx" style:country-complex="none"/>
    </style:style>
    <style:style style:name="P33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74dd51" officeooo:paragraph-rsid="0074dd51" style:language-asian="zxx" style:country-asian="none" style:language-complex="zxx" style:country-complex="none"/>
    </style:style>
    <style:style style:name="P34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760021" officeooo:paragraph-rsid="00760021" style:language-asian="zxx" style:country-asian="none" style:language-complex="zxx" style:country-complex="none"/>
    </style:style>
    <style:style style:name="P35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7b80d7" officeooo:paragraph-rsid="007b80d7" style:language-asian="zxx" style:country-asian="none" style:language-complex="zxx" style:country-complex="none"/>
    </style:style>
    <style:style style:name="P36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7cf848" officeooo:paragraph-rsid="007cf848" style:language-asian="zxx" style:country-asian="none" style:language-complex="zxx" style:country-complex="none"/>
    </style:style>
    <style:style style:name="P37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7fae2b" officeooo:paragraph-rsid="007fae2b" style:language-asian="zxx" style:country-asian="none" style:language-complex="zxx" style:country-complex="none"/>
    </style:style>
    <style:style style:name="P38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35fb2a" officeooo:paragraph-rsid="0090105d" style:language-asian="zxx" style:country-asian="none" style:language-complex="zxx" style:country-complex="none"/>
    </style:style>
    <style:style style:name="P39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1e0c43" officeooo:paragraph-rsid="001e0c43" style:language-asian="zxx" style:country-asian="none" style:language-complex="zxx" style:country-complex="none"/>
    </style:style>
    <style:style style:name="P40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212027" officeooo:paragraph-rsid="00847d0a" style:language-asian="zxx" style:country-asian="none" style:language-complex="zxx" style:country-complex="none"/>
    </style:style>
    <style:style style:name="P41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4b3660" officeooo:paragraph-rsid="004b3660" style:language-asian="zxx" style:country-asian="none" style:language-complex="zxx" style:country-complex="none"/>
    </style:style>
    <style:style style:name="P42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914c4f" officeooo:paragraph-rsid="00914c4f" style:language-asian="zxx" style:country-asian="none" style:language-complex="zxx" style:country-complex="none"/>
    </style:style>
    <style:style style:name="P43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505f68" officeooo:paragraph-rsid="00505f68" style:language-asian="zxx" style:country-asian="none" style:language-complex="zxx" style:country-complex="none"/>
    </style:style>
    <style:style style:name="P44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3e02b9" officeooo:paragraph-rsid="003e02b9" style:language-asian="zxx" style:country-asian="none" style:language-complex="zxx" style:country-complex="none"/>
    </style:style>
    <style:style style:name="P45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a21672" officeooo:paragraph-rsid="00a21672" style:language-asian="zxx" style:country-asian="none" style:language-complex="zxx" style:country-complex="none"/>
    </style:style>
    <style:style style:name="P46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ab91de" officeooo:paragraph-rsid="00ab91de" style:language-asian="zxx" style:country-asian="none" style:language-complex="zxx" style:country-complex="none"/>
    </style:style>
    <style:style style:name="P47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ab91de" officeooo:paragraph-rsid="00b9ad62" style:language-asian="zxx" style:country-asian="none" style:language-complex="zxx" style:country-complex="none"/>
    </style:style>
    <style:style style:name="P48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b200f8" officeooo:paragraph-rsid="00b200f8" style:language-asian="zxx" style:country-asian="none" style:language-complex="zxx" style:country-complex="none"/>
    </style:style>
    <style:style style:name="P49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b200f8" officeooo:paragraph-rsid="00b9ad62" style:language-asian="zxx" style:country-asian="none" style:language-complex="zxx" style:country-complex="none"/>
    </style:style>
    <style:style style:name="P50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5ad43b" officeooo:paragraph-rsid="005ad43b" style:language-asian="zxx" style:country-asian="none" style:language-complex="zxx" style:country-complex="none"/>
    </style:style>
    <style:style style:name="P51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b7c6dc" officeooo:paragraph-rsid="00b7c6dc" style:language-asian="zxx" style:country-asian="none" style:language-complex="zxx" style:country-complex="none"/>
    </style:style>
    <style:style style:name="P52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5abdfb" officeooo:paragraph-rsid="005abdfb" style:language-asian="zxx" style:country-asian="none" style:language-complex="zxx" style:country-complex="none"/>
    </style:style>
    <style:style style:name="P53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c13f2d" officeooo:paragraph-rsid="00c13f2d" style:language-asian="zxx" style:country-asian="none" style:language-complex="zxx" style:country-complex="none"/>
    </style:style>
    <style:style style:name="P54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6440d0" officeooo:paragraph-rsid="006440d0" style:language-asian="zxx" style:country-asian="none" style:language-complex="zxx" style:country-complex="none"/>
    </style:style>
    <style:style style:name="P55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741df1" officeooo:paragraph-rsid="00741df1" style:language-asian="zxx" style:country-asian="none" style:language-complex="zxx" style:country-complex="none"/>
    </style:style>
    <style:style style:name="P56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78d441" officeooo:paragraph-rsid="0078d441" style:language-asian="zxx" style:country-asian="none" style:language-complex="zxx" style:country-complex="none"/>
    </style:style>
    <style:style style:name="P57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d83791" officeooo:paragraph-rsid="00d83791" style:language-asian="zxx" style:country-asian="none" style:language-complex="zxx" style:country-complex="none"/>
    </style:style>
    <style:style style:name="P58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daf8bb" officeooo:paragraph-rsid="00daf8bb" style:language-asian="zxx" style:country-asian="none" style:language-complex="zxx" style:country-complex="none"/>
    </style:style>
    <style:style style:name="P59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7cf848" officeooo:paragraph-rsid="007cf848" style:language-asian="zxx" style:country-asian="none" style:language-complex="zxx" style:country-complex="none"/>
    </style:style>
    <style:style style:name="P60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ed4ebd" officeooo:paragraph-rsid="00ed4ebd" style:language-asian="zxx" style:country-asian="none" style:language-complex="zxx" style:country-complex="none"/>
    </style:style>
    <style:style style:name="P61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ed99a6" officeooo:paragraph-rsid="00ed99a6" style:language-asian="zxx" style:country-asian="none" style:language-complex="zxx" style:country-complex="none"/>
    </style:style>
    <style:style style:name="P62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ee871d" officeooo:paragraph-rsid="00ee871d" style:language-asian="zxx" style:country-asian="none" style:language-complex="zxx" style:country-complex="none"/>
    </style:style>
    <style:style style:name="P63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efbe55" officeooo:paragraph-rsid="00efbe55" style:language-asian="zxx" style:country-asian="none" style:language-complex="zxx" style:country-complex="none"/>
    </style:style>
    <style:style style:name="P64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f1b444" officeooo:paragraph-rsid="00f1b444" style:language-asian="zxx" style:country-asian="none" style:language-complex="zxx" style:country-complex="none"/>
    </style:style>
    <style:style style:name="P65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f305c2" officeooo:paragraph-rsid="00f305c2" style:language-asian="zxx" style:country-asian="none" style:language-complex="zxx" style:country-complex="none"/>
    </style:style>
    <style:style style:name="P66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f4d5c9" officeooo:paragraph-rsid="00f5fd0d" style:language-asian="zxx" style:country-asian="none" style:language-complex="zxx" style:country-complex="none"/>
    </style:style>
    <style:style style:name="P67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fdf3fd" officeooo:paragraph-rsid="00fdf3fd" style:language-asian="zxx" style:country-asian="none" style:language-complex="zxx" style:country-complex="none"/>
    </style:style>
    <style:style style:name="P68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fe9d72" officeooo:paragraph-rsid="00fe9d72" style:language-asian="zxx" style:country-asian="none" style:language-complex="zxx" style:country-complex="none"/>
    </style:style>
    <style:style style:name="P69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039bed" officeooo:paragraph-rsid="01039bed" style:language-asian="zxx" style:country-asian="none" style:language-complex="zxx" style:country-complex="none"/>
    </style:style>
    <style:style style:name="P70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08a978" officeooo:paragraph-rsid="0108a978" style:language-asian="zxx" style:country-asian="none" style:language-complex="zxx" style:country-complex="none"/>
    </style:style>
    <style:style style:name="P71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0bf902" officeooo:paragraph-rsid="010bf902" style:language-asian="zxx" style:country-asian="none" style:language-complex="zxx" style:country-complex="none"/>
    </style:style>
    <style:style style:name="P72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0d8f08" officeooo:paragraph-rsid="010d8f08" style:language-asian="zxx" style:country-asian="none" style:language-complex="zxx" style:country-complex="none"/>
    </style:style>
    <style:style style:name="P73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0f5f0d" officeooo:paragraph-rsid="010f5f0d" style:language-asian="zxx" style:country-asian="none" style:language-complex="zxx" style:country-complex="none"/>
    </style:style>
    <style:style style:name="P74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10cc11" officeooo:paragraph-rsid="0110cc11" style:language-asian="zxx" style:country-asian="none" style:language-complex="zxx" style:country-complex="none"/>
    </style:style>
    <style:style style:name="P75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11bf44" officeooo:paragraph-rsid="0111bf44" style:language-asian="zxx" style:country-asian="none" style:language-complex="zxx" style:country-complex="none"/>
    </style:style>
    <style:style style:name="P76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16f7c9" officeooo:paragraph-rsid="0116f7c9" style:language-asian="zxx" style:country-asian="none" style:language-complex="zxx" style:country-complex="none"/>
    </style:style>
    <style:style style:name="P77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1b45db" officeooo:paragraph-rsid="011b45db" style:language-asian="zxx" style:country-asian="none" style:language-complex="zxx" style:country-complex="none"/>
    </style:style>
    <style:style style:name="P78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1e5ecc" officeooo:paragraph-rsid="011e5ecc" style:language-asian="zxx" style:country-asian="none" style:language-complex="zxx" style:country-complex="none"/>
    </style:style>
    <style:style style:name="P79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212661" officeooo:paragraph-rsid="01212661" style:language-asian="zxx" style:country-asian="none" style:language-complex="zxx" style:country-complex="none"/>
    </style:style>
    <style:style style:name="P80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26e6af" officeooo:paragraph-rsid="0126e6af" style:language-asian="zxx" style:country-asian="none" style:language-complex="zxx" style:country-complex="none"/>
    </style:style>
    <style:style style:name="P81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28cebe" officeooo:paragraph-rsid="0128cebe" style:language-asian="zxx" style:country-asian="none" style:language-complex="zxx" style:country-complex="none"/>
    </style:style>
    <style:style style:name="P82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2a4fc5" officeooo:paragraph-rsid="012a4fc5" style:language-asian="zxx" style:country-asian="none" style:language-complex="zxx" style:country-complex="none"/>
    </style:style>
    <style:style style:name="P83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2af4a7" officeooo:paragraph-rsid="012af4a7" style:language-asian="zxx" style:country-asian="none" style:language-complex="zxx" style:country-complex="none"/>
    </style:style>
    <style:style style:name="P84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2e75ee" officeooo:paragraph-rsid="012e75ee" style:language-asian="zxx" style:country-asian="none" style:language-complex="zxx" style:country-complex="none"/>
    </style:style>
    <style:style style:name="P85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373376" officeooo:paragraph-rsid="01373376" style:language-asian="zxx" style:country-asian="none" style:language-complex="zxx" style:country-complex="none"/>
    </style:style>
    <style:style style:name="P86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3c68c2" officeooo:paragraph-rsid="013c68c2" style:language-asian="zxx" style:country-asian="none" style:language-complex="zxx" style:country-complex="none"/>
    </style:style>
    <style:style style:name="P87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3dc9af" officeooo:paragraph-rsid="013dc9af" style:language-asian="zxx" style:country-asian="none" style:language-complex="zxx" style:country-complex="none"/>
    </style:style>
    <style:style style:name="P88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3e30b3" officeooo:paragraph-rsid="013e30b3" style:language-asian="zxx" style:country-asian="none" style:language-complex="zxx" style:country-complex="none"/>
    </style:style>
    <style:style style:name="P89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41d16c" officeooo:paragraph-rsid="0141d16c" style:language-asian="zxx" style:country-asian="none" style:language-complex="zxx" style:country-complex="none"/>
    </style:style>
    <style:style style:name="T1" style:family="text">
      <style:text-properties officeooo:rsid="000e0e86"/>
    </style:style>
    <style:style style:name="T2" style:family="text">
      <style:text-properties officeooo:rsid="0010fbbe"/>
    </style:style>
    <style:style style:name="T3" style:family="text">
      <style:text-properties officeooo:rsid="00165795"/>
    </style:style>
    <style:style style:name="T4" style:family="text">
      <style:text-properties officeooo:rsid="001bcd48"/>
    </style:style>
    <style:style style:name="T5" style:family="text">
      <style:text-properties officeooo:rsid="001f64bc"/>
    </style:style>
    <style:style style:name="T6" style:family="text">
      <style:text-properties officeooo:rsid="0021f84b"/>
    </style:style>
    <style:style style:name="T7" style:family="text">
      <style:text-properties officeooo:rsid="002689a1"/>
    </style:style>
    <style:style style:name="T8" style:family="text">
      <style:text-properties officeooo:rsid="002d01c9"/>
    </style:style>
    <style:style style:name="T9" style:family="text">
      <style:text-properties officeooo:rsid="0032fe82"/>
    </style:style>
    <style:style style:name="T10" style:family="text">
      <style:text-properties officeooo:rsid="0034825f"/>
    </style:style>
    <style:style style:name="T11" style:family="text">
      <style:text-properties officeooo:rsid="004f2e2f"/>
    </style:style>
    <style:style style:name="T12" style:family="text">
      <style:text-properties officeooo:rsid="00505f68"/>
    </style:style>
    <style:style style:name="T13" style:family="text">
      <style:text-properties officeooo:rsid="00528425"/>
    </style:style>
    <style:style style:name="T14" style:family="text">
      <style:text-properties officeooo:rsid="005a55d4"/>
    </style:style>
    <style:style style:name="T15" style:family="text">
      <style:text-properties officeooo:rsid="005bdc83"/>
    </style:style>
    <style:style style:name="T16" style:family="text">
      <style:text-properties officeooo:rsid="005c27a0"/>
    </style:style>
    <style:style style:name="T17" style:family="text">
      <style:text-properties officeooo:rsid="005dfb57"/>
    </style:style>
    <style:style style:name="T18" style:family="text">
      <style:text-properties officeooo:rsid="00641f4e"/>
    </style:style>
    <style:style style:name="T19" style:family="text">
      <style:text-properties officeooo:rsid="00699ae7"/>
    </style:style>
    <style:style style:name="T20" style:family="text">
      <style:text-properties officeooo:rsid="007018f7"/>
    </style:style>
    <style:style style:name="T21" style:family="text">
      <style:text-properties officeooo:rsid="00793591"/>
    </style:style>
    <style:style style:name="T22" style:family="text">
      <style:text-properties officeooo:rsid="007cf848"/>
    </style:style>
    <style:style style:name="T23" style:family="text">
      <style:text-properties officeooo:rsid="0083cb24"/>
    </style:style>
    <style:style style:name="T24" style:family="text">
      <style:text-properties officeooo:rsid="00847d0a"/>
    </style:style>
    <style:style style:name="T25" style:family="text">
      <style:text-properties officeooo:rsid="0087c3e3"/>
    </style:style>
    <style:style style:name="T26" style:family="text">
      <style:text-properties officeooo:rsid="008b2a23"/>
    </style:style>
    <style:style style:name="T27" style:family="text">
      <style:text-properties officeooo:rsid="008bf0b7"/>
    </style:style>
    <style:style style:name="T28" style:family="text">
      <style:text-properties officeooo:rsid="0090105d"/>
    </style:style>
    <style:style style:name="T29" style:family="text">
      <style:text-properties officeooo:rsid="00914c4f"/>
    </style:style>
    <style:style style:name="T30" style:family="text">
      <style:text-properties officeooo:rsid="0092ece8"/>
    </style:style>
    <style:style style:name="T31" style:family="text">
      <style:text-properties officeooo:rsid="00a34898"/>
    </style:style>
    <style:style style:name="T32" style:family="text">
      <style:text-properties officeooo:rsid="00ae45c1"/>
    </style:style>
    <style:style style:name="T33" style:family="text">
      <style:text-properties officeooo:rsid="00b3ca12"/>
    </style:style>
    <style:style style:name="T34" style:family="text">
      <style:text-properties officeooo:rsid="00be1dc8"/>
    </style:style>
    <style:style style:name="T35" style:family="text">
      <style:text-properties officeooo:rsid="00bf514f"/>
    </style:style>
    <style:style style:name="T36" style:family="text">
      <style:text-properties officeooo:rsid="00c2e6da"/>
    </style:style>
    <style:style style:name="T37" style:family="text">
      <style:text-properties officeooo:rsid="00c3cec5"/>
    </style:style>
    <style:style style:name="T38" style:family="text">
      <style:text-properties officeooo:rsid="00c54cb7"/>
    </style:style>
    <style:style style:name="T39" style:family="text">
      <style:text-properties officeooo:rsid="00c5ad7c"/>
    </style:style>
    <style:style style:name="T40" style:family="text">
      <style:text-properties officeooo:rsid="00c6a989"/>
    </style:style>
    <style:style style:name="T41" style:family="text">
      <style:text-properties officeooo:rsid="00cc9110"/>
    </style:style>
    <style:style style:name="T42" style:family="text">
      <style:text-properties officeooo:rsid="00cdfa1b"/>
    </style:style>
    <style:style style:name="T43" style:family="text">
      <style:text-properties officeooo:rsid="00d239d5"/>
    </style:style>
    <style:style style:name="T44" style:family="text">
      <style:text-properties officeooo:rsid="00d58702"/>
    </style:style>
    <style:style style:name="T45" style:family="text">
      <style:text-properties officeooo:rsid="00d88232"/>
    </style:style>
    <style:style style:name="T46" style:family="text">
      <style:text-properties officeooo:rsid="00db635f"/>
    </style:style>
    <style:style style:name="T47" style:family="text">
      <style:text-properties officeooo:rsid="00dc63b3"/>
    </style:style>
    <style:style style:name="T48" style:family="text">
      <style:text-properties officeooo:rsid="00e23748"/>
    </style:style>
    <style:style style:name="T49" style:family="text">
      <style:text-properties officeooo:rsid="00e34204"/>
    </style:style>
    <style:style style:name="T50" style:family="text">
      <style:text-properties officeooo:rsid="00f1b444"/>
    </style:style>
    <style:style style:name="T51" style:family="text">
      <style:text-properties officeooo:rsid="00f24513"/>
    </style:style>
    <style:style style:name="T52" style:family="text">
      <style:text-properties officeooo:rsid="00f5fd0d"/>
    </style:style>
    <style:style style:name="T53" style:family="text">
      <style:text-properties officeooo:rsid="00f6955f"/>
    </style:style>
    <style:style style:name="T54" style:family="text">
      <style:text-properties officeooo:rsid="00f93665"/>
    </style:style>
    <style:style style:name="T55" style:family="text">
      <style:text-properties officeooo:rsid="0101239a"/>
    </style:style>
    <style:style style:name="T56" style:family="text">
      <style:text-properties officeooo:rsid="010544df"/>
    </style:style>
    <style:style style:name="T57" style:family="text">
      <style:text-properties officeooo:rsid="010a84b6"/>
    </style:style>
    <style:style style:name="T58" style:family="text">
      <style:text-properties officeooo:rsid="0114ac83"/>
    </style:style>
    <style:style style:name="T59" style:family="text">
      <style:text-properties officeooo:rsid="011a54f5"/>
    </style:style>
    <style:style style:name="T60" style:family="text">
      <style:text-properties officeooo:rsid="0120af94"/>
    </style:style>
    <style:style style:name="T61" style:family="text">
      <style:text-properties officeooo:rsid="01231faf"/>
    </style:style>
    <style:style style:name="T62" style:family="text">
      <style:text-properties officeooo:rsid="012a5ab9"/>
    </style:style>
    <style:style style:name="T63" style:family="text">
      <style:text-properties officeooo:rsid="012cf2c9"/>
    </style:style>
    <style:style style:name="T64" style:family="text">
      <style:text-properties officeooo:rsid="01305ac8"/>
    </style:style>
    <style:style style:name="T65" style:family="text">
      <style:text-properties officeooo:rsid="01390413"/>
    </style:style>
    <style:style style:name="T66" style:family="text">
      <style:text-properties officeooo:rsid="013f2636"/>
    </style:style>
    <style:style style:name="T67" style:family="text">
      <style:text-properties officeooo:rsid="01400354"/>
    </style:style>
    <style:style style:name="T68" style:family="text">
      <style:text-properties officeooo:rsid="0143b9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sus Story</text:p>
      <text:p text:style-name="P1"/>
      <text:p text:style-name="P2">Geboren ...</text:p>
      <text:p text:style-name="P2"/>
      <text:p text:style-name="P2"/>
      <text:p text:style-name="P2"/>
      <text:p text:style-name="P2">12 Jahre → Jesus geht nach Jerusalem → Paschafest → Eltern reisen mit Karawane zurück</text:p>
      <text:p text:style-name="P2">→ mitreisen → Tod</text:p>
      <text:p text:style-name="P2">→ nicht mitreisen → Jesus im Tempel → beeindruckt Priester</text:p>
      <text:p text:style-name="P2"/>
      <text:p text:style-name="P2"/>
      <text:p text:style-name="P4">Taufe (30 Jahre)</text:p>
      <text:p text:style-name="P2">→<text:span text:style-name="T1"> taufen lassen → wirken wir stärker → Religion wird stärker</text:span></text:p>
      <text:p text:style-name="P2">→<text:span text:style-name="T1"> nicht taufen lassen → Tod → Alle Sterben</text:span></text:p>
      <text:p text:style-name="P2"/>
      <text:p text:style-name="P3">Blut Frau</text:p>
      <text:p text:style-name="P3">→ heilen / Religion wird stärker/ positiver Weg</text:p>
      <text:p text:style-name="P3">→ nicht heilen/Religion wird schwächer /negativer Weg</text:p>
      <text:p text:style-name="P3"/>
      <text:p text:style-name="P3">Bet<text:span text:style-name="T2">h</text:span>esda See <text:s/></text:p>
      <text:p text:style-name="P3">→ helfen → Religion wird stärker/ positiver Weg</text:p>
      <text:p text:style-name="P3">→ nicht helfen → Religion wird schwächer /negativer Weg</text:p>
      <text:p text:style-name="P2"/>
      <text:p text:style-name="P2"/>
      <text:p text:style-name="P22">0</text:p>
      <text:p text:style-name="P5">Kaiser Augustus hat eine Volkszählung befohlen.&lt;br&gt;</text:p>
      <text:p text:style-name="P5">Dadurch müssen deine Eltern zurück nach Bethlehem, <text:span text:style-name="T23">zu ihrer Heimatstadt</text:span> reisen.&lt;br&gt;</text:p>
      <text:p text:style-name="P13"/>
      <text:p text:style-name="P5">Durch die Volkszählung waren alle Gasthäuser überfüllt und es gab kein einziges freies Zimmer mehr.&lt;br&gt;</text:p>
      <text:p text:style-name="P6">Es gab nur noch einen einzigen freien Stall, <text:span text:style-name="T3">in welchem du geboren wurdest.</text:span>&lt;br&gt;</text:p>
      <text:p text:style-name="P7">Deine Eltern gaben dir den Namen Jesus. &lt;br<text:span text:style-name="T4">&gt;</text:span></text:p>
      <text:p text:style-name="P39">Hirten kommen und behaupten, sie hätten einen Engel gesehen, der ihnen verkündetet hat, dass ein Heilland geboren sei. <text:span text:style-name="T5">&lt;br&gt;</text:span></text:p>
      <text:p text:style-name="P14"/>
      <text:p text:style-name="P8">Es kommen auch noch 3 Männer aus dem Morgenland, welche Geschenke für den Heilland dabei haben. &lt;br&gt;</text:p>
      <text:p text:style-name="P40">Sie behaupten, sie hätten einen neuen Stern am Nachthimmel entdeckt.<text:span text:style-name="T6">&lt;br&gt;</text:span></text:p>
      <text:p text:style-name="P40"><text:span text:style-name="T24">Somit fragten sie sich , was dieser Stern zu bedeuten hat.&lt;br&gt;</text:span></text:p>
      <text:p text:style-name="P9">Aus Neugierde folgten sie dem Stern und er führte sie nach Bethlehem <text:span text:style-name="T7">zum Stall, in welchem du geboren wurdest</text:span>.&lt;br&gt;</text:p>
      <text:p text:style-name="P10">Sie bringen Weihrauch, Gold und Myrrhe <text:span text:style-name="T25">als Geschenke für den Heilland mit</text:span>.&lt;br&gt;</text:p>
      <text:p text:style-name="P10"/>
      <text:p text:style-name="P15">&lt;button&gt;Weiter&lt;/button&gt;</text:p>
      <text:p text:style-name="P22">1</text:p>
      <text:p text:style-name="P11">12 Jahre später <text:span text:style-name="T8">&lt;br&gt;</text:span></text:p>
      <text:p text:style-name="P16"/>
      <text:p text:style-name="P16">Du wohnst jetzt mit deinen Eltern <text:span text:style-name="T9">Josef und Maria in Nazaret.&lt;br&gt;</text:span></text:p>
      <text:p text:style-name="P17">Jedes Jahr <text:span text:style-name="T10">gingen deine Eltern zum Passa-Fest nach Jerusalem, doch dieses Jahr kannst du zum ersten mal mitgehen</text:span>&lt;br&gt;</text:p>
      <text:p text:style-name="P18"><text:span text:style-name="T26">&lt;</text:span>q&gt;<text:span text:style-name="T27">Möchtest du mitgehen, oder möchtest du in Nazareth bleiben?</text:span>&lt;/q&gt;<text:span text:style-name="T12">2/3</text:span></text:p>
      <text:p text:style-name="P18"/>
      <text:p text:style-name="P19"><text:soft-page-break/></text:p>
      <text:p text:style-name="P22">2</text:p>
      <text:p text:style-name="P38">Ihr müsst viele Tage wandern, doch letztendlich kommt ihr in Jerusalem an.&lt;br&gt;</text:p>
      <text:p text:style-name="P38"><text:span text:style-name="T28">Als das Fest vorüber ist, sagen deine Eltern Maria und Josef , dass du dich schon wieder auf die Heimreise vorbereiten sollst.&lt;br&gt;</text:span></text:p>
      <text:p text:style-name="P41">Doch du eigentlich möchtest du noch nicht abreißen, <text:span text:style-name="T29">da die das Passahfest so viel Spaß gemacht hat.</text:span>&lt;br&gt;</text:p>
      <text:p text:style-name="P42">Am liebsten möchtest du noch etwas in <text:span text:style-name="T30">Jerusalem bleiben.&lt;br&gt;</text:span></text:p>
      <text:p text:style-name="P21">&lt;q&gt;<text:span text:style-name="T11">Möchtest du mit deinen Eltern zurück nach Nazareth reisen, oder möchtest du in Jeruslam bleiben?</text:span>&lt;/q&gt;<text:span text:style-name="T13">4/5</text:span></text:p>
      <text:p text:style-name="P12"/>
      <text:p text:style-name="P22">3</text:p>
      <text:p text:style-name="P44">Du bleibst zu Hause und wartest bis deine Eltern vom Fest wieder zurück kommen.&lt;br&gt;</text:p>
      <text:p text:style-name="P45">Während du auf deine <text:span text:style-name="T31">Eltern wartest, denkst du darüber nach, ob es etwas übernatürliches gibt.&lt;br&gt;</text:span></text:p>
      <text:p text:style-name="P46">Doch diesen Gedanken verwirfst du wieder schnell.<text:span text:style-name="T32">&lt;br&gt;</text:span></text:p>
      <text:p text:style-name="P48">Du denkst dir, dass so etwas <text:span text:style-name="T33">übernatürliches</text:span> nicht existieren kann <text:span text:style-name="T35">und Schwachsinn ist</text:span>.&lt;br&gt;</text:p>
      <text:p text:style-name="P20">&lt;gameOver&gt;</text:p>
      <text:p text:style-name="P20"/>
      <text:p text:style-name="P23">4</text:p>
      <text:p text:style-name="P25">Du machst dich mit deinen Eltern auf den Heimweg.<text:span text:style-name="T14">&lt;br&gt;</text:span></text:p>
      <text:p text:style-name="P50">An einer geeigneten Stelle schlagt ihr <text:span text:style-name="T16">mit anderen Leuten </text:span>eure Ze<text:span text:style-name="T15">l</text:span>te auf.<text:span text:style-name="T17">&lt;br&gt;</text:span></text:p>
      <text:p text:style-name="P51">Während du auf deine Eltern wartest, denkst du darüber nach, ob es etwas übernatürliches gibt.&lt;br&gt;</text:p>
      <text:p text:style-name="P47">Doch diesen Gedanken verwirfst du wieder schnell.<text:span text:style-name="T32">&lt;br&gt;</text:span></text:p>
      <text:p text:style-name="P49">Du denkst dir, dass so etwas <text:span text:style-name="T33">übernatürliches</text:span> nicht existieren kann <text:span text:style-name="T34">und Schwachsinn ist</text:span>.&lt;br&gt;</text:p>
      <text:p text:style-name="P24">&lt;gameOver&gt;</text:p>
      <text:p text:style-name="P23"/>
      <text:p text:style-name="P23">5</text:p>
      <text:p text:style-name="P52">Du beschließt in Jerusalem zu bleiben.&lt;br&gt;</text:p>
      <text:p text:style-name="P53">Während deine Eltern sich auf den Heimweg machen bemerken sie, dass sie dich verloren haben.<text:span text:style-name="T36">&lt;br&gt;</text:span></text:p>
      <text:p text:style-name="P26">Sie fragen überall nach dir, aber niemand scheint dich gesehen zu haben.&lt;br&gt;</text:p>
      <text:p text:style-name="P26">Weil sie dich nicht finden, gehen deine Eltern zurück nach Jerusalem <text:span text:style-name="T37">um dich zu suchen</text:span>.&lt;br&gt;</text:p>
      <text:p text:style-name="P27"><text:span text:style-name="T38">Schließlich</text:span> finden dich deine Eltern im Tempel wieder <text:span text:style-name="T19">und sind erleichtert</text:span>.&lt;br&gt;</text:p>
      <text:p text:style-name="P28">Du sprichst mit Gelehrten über Gott <text:span text:style-name="T18">und die heilige Schrift</text:span>.&lt;br&gt;</text:p>
      <text:p text:style-name="P54">Alle <text:span text:style-name="T39">Gelehrten </text:span>sind erstaunt und wundern sich, dass du bereits so viel Wissen <text:span text:style-name="T40">über die heilige Schrift </text:span>besitzt <text:span text:style-name="T41">und sie lesen kannst</text:span>.&lt;br&gt;</text:p>
      <text:p text:style-name="P30">Als dich deine Eltern fragen warum du in Jerusalem geblieben bist, sagst du.&lt;br&gt;</text:p>
      <text:p text:style-name="P30">&lt;q&gt;<text:span text:style-name="T42">Das Passahfest war sso schön und ich wollte noch etwas bleiben.</text:span>&lt;/q&gt;</text:p>
      <text:p text:style-name="P31">&lt;q&gt;<text:span text:style-name="T20">Ich muss doch im Haus meines Vaters sein.</text:span>&lt;/q&gt;</text:p>
      <text:p text:style-name="P29"/>
      <text:p text:style-name="P29">6</text:p>
      <text:p text:style-name="P32">Du gehst dann mit deinen Elten aus den Tempel und kehrst zurück nach Nazaret.&lt;br&gt;</text:p>
      <text:p text:style-name="P32"/>
      <text:p text:style-name="P32"/>
      <text:p text:style-name="P33">7</text:p>
      <text:p text:style-name="P34">1<text:span text:style-name="T44">6</text:span> Jahre später.&lt;br&gt;</text:p>
      <text:p text:style-name="P56">Mit <text:span text:style-name="T43">28</text:span> Jahren <text:span text:style-name="T21">triffst du auf Johannes den Täufer.&lt;br&gt;</text:span></text:p>
      <text:p text:style-name="P57">Johannes der Täufer wird wie ein Lehrer für dich.&lt;br<text:span text:style-name="T45">&gt;</text:span></text:p>
      <text:p text:style-name="P58">Johannes bietet dir an, dich zu taufen.<text:span text:style-name="T46">&lt;br&gt;</text:span></text:p>
      <text:p text:style-name="P35">Jetzt <text:span text:style-name="T47">hast du die Wahl, </text:span>ob du dich taufen lassen willst.&lt;br&gt;</text:p>
      <text:p text:style-name="P35">&lt;q&gt;<text:span text:style-name="T48">Ich lasse mich t</text:span>aufen lasse<text:span text:style-name="T48">n</text:span>&lt;/q<text:span text:style-name="T22">&gt;8</text:span></text:p>
      <text:p text:style-name="P35">&lt;q&gt;<text:span text:style-name="T49">Ich lasse mich nicht t</text:span>aufen lassen&lt;/q&gt;<text:span text:style-name="T22">9</text:span></text:p>
      <text:p text:style-name="P35"><text:soft-page-break/></text:p>
      <text:p text:style-name="P36">8</text:p>
      <text:p text:style-name="P37">Eine Taube kommt vom Himmel geflogen und Gott spricht aus dem Himmel.&lt;br&gt;</text:p>
      <text:p text:style-name="P60">Erschreckt schaust du in den Himmel, findest aber nur die Taube.&lt;br&gt;</text:p>
      <text:p text:style-name="P61">Gott n<text:span text:style-name="T54">enn</text:span>t dich deinen geliebten Sohn.&lt;br&gt;</text:p>
      <text:p text:style-name="P62">Über diese Worte denkst du noch lange nach.&lt;br&gt;</text:p>
      <text:p text:style-name="P36"/>
      <text:p text:style-name="P36">9</text:p>
      <text:p text:style-name="P63">Johannes überredet dich doch zu einer Taufe <text:span text:style-name="T50">und diese nimmst du an</text:span>.&lt;br&gt;</text:p>
      <text:p text:style-name="P64">Als er dich dann getauft ha<text:span text:style-name="T51">t, spürst du keine Veränderung in dir.&lt;br&gt;</text:span></text:p>
      <text:p text:style-name="P65">Du fragst dich, welchen Sinn diese Taufe hatte.&lt;br&gt;</text:p>
      <text:p text:style-name="P66">Du verlierst kurz einen Gedanken darüber, ob du der Taufe zu wenig Glauben geschenkt hast.&lt;br&gt;</text:p>
      <text:p text:style-name="P66"><text:span text:style-name="T52">Doch diesen Gedanken verwirfst du schnell, da du dir sicher bist, dass ein Taufe überhaupt keine Wirkung zeigen kann.&lt;br&gt;</text:span></text:p>
      <text:p text:style-name="P66"><text:span text:style-name="T53">Du erzählst jedoch Johannes nichts von deinen Erfahrungen mit der Taufe.&lt;br&gt;</text:span></text:p>
      <text:p text:style-name="P66"/>
      <text:p text:style-name="P67">10</text:p>
      <text:p text:style-name="P68">Durch die Taufe beschließt d<text:span text:style-name="T55">u ein Wanderprediger zu werden.&lt;br&gt;</text:span></text:p>
      <text:p text:style-name="P69">Du erhältst <text:span text:style-name="T56">immer mehr Anhänger, welche sich dir anschließen.&lt;br&gt;</text:span></text:p>
      <text:p text:style-name="P69"/>
      <text:p text:style-name="P70">11</text:p>
      <text:p text:style-name="P70">Eines Tages bist du mit deinen zahlreichen Anhängern <text:span text:style-name="T57">wieder in Jerusalem eingetroffen.&lt;br&gt;</text:span></text:p>
      <text:p text:style-name="P71">Als du durch die Straßen mit deinen Anhängern läufst, zieht plötzlich eine Person an deinem Gewand.&lt;br&gt;</text:p>
      <text:p text:style-name="P72">Du drehst dich um und suchst nach der Person, welche gezogen hat.&lt;br&gt;</text:p>
      <text:p text:style-name="P73">Da meldet sich eine Frau und erklärt, dass sie es war, welche an deinem Gewand gezogen hat.&lt;br&gt;</text:p>
      <text:p text:style-name="P74">Sie bittet dich ihre Krankheit zu heilen.&lt;br&gt;</text:p>
      <text:p text:style-name="P75">&lt;q&gt;<text:span text:style-name="T58">Ich helfe der kranken Frau.&lt;/q&gt; 12</text:span></text:p>
      <text:p text:style-name="P76">&lt;q&gt;Ich helfe nicht der kranken Frau.&lt;/q&gt; <text:span text:style-name="T59">13</text:span></text:p>
      <text:p text:style-name="P76"/>
      <text:p text:style-name="P77">12</text:p>
      <text:p text:style-name="P78">Du beschließt der kranken Frau zu helfen <text:span text:style-name="T60">und verzeihst ihr, dass sie an deinem Gewand gezogen hat</text:span>.&lt;br&gt;</text:p>
      <text:p text:style-name="P79">Du fragst die Frau, welche Krankheit <text:span text:style-name="T61">sie besitzt und sie antwortet dir, dass sie bereits 12 Jahre blutflüssig ist.&lt;br&gt;</text:span></text:p>
      <text:p text:style-name="P80">Sie erzählt dir, dass von einem Arzt zum nächsten gewechselt ist, da die Behandlungen keinen Nutzen brachten.&lt;br&gt;</text:p>
      <text:p text:style-name="P81">Zudem sind die Behandlung extrem teuer gewesen, weshalb sie kaum Geld für ihren Lebensunterhalt hatte.&lt;br&gt;</text:p>
      <text:p text:style-name="P82">Doch schließlich hörte sie von Jesus <text:span text:style-name="T62">und machte sich auf dich zu suchen.&lt;br&gt;</text:span></text:p>
      <text:p text:style-name="P83">Nach der Geschichte heilst du die Frau <text:span text:style-name="T64">mit ihrem Glauben und sie ist dir unendlich dankbar</text:span>.&lt;br<text:span text:style-name="T63">&gt;</text:span></text:p>
      <text:p text:style-name="P83"/>
      <text:p text:style-name="P84">13</text:p>
      <text:p text:style-name="P85">Du beschließt der kranken Frau nicht zu helfen <text:span text:style-name="T65">und fragst sie, weshalb sie an deinem Gewand gezogen hat</text:span>.&lt;br&gt;</text:p>
      <text:p text:style-name="P86">Du sagst ihr, dass du sie nicht heilen willst und sie dich wieder verlassen soll.&lt;br&gt;</text:p>
      <text:p text:style-name="P87">Daraufhin ist die kranke Frau sehr entsetzt und es regt sich Widerstand aus deinen Anhängern.&lt;br&gt;</text:p>
      <text:p text:style-name="P88">Weil viel<text:span text:style-name="T66">e</text:span> über dein Verhalten entsetzt sind, verlässt dich ein <text:span text:style-name="T67">Großteil deiner Anhänger.&lt;br&gt;</text:span></text:p>
      <text:p text:style-name="P89">Du denkst dir nichts weiter dabei und <text:span text:style-name="T68">ziehst mit deinen restlichen Anhängern weiter.&lt;br&gt;</text:span></text:p>
      <text:p text:style-name="P78"/>
      <text:p text:style-name="P78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18M16S</meta:editing-duration>
    <meta:editing-cycles>281</meta:editing-cycles>
    <meta:generator>LibreOffice/5.4.7.2$Windows_X86_64 LibreOffice_project/c838ef25c16710f8838b1faec480ebba495259d0</meta:generator>
    <dc:date>2019-05-10T18:29:24.287000000</dc:date>
    <meta:document-statistic meta:table-count="0" meta:image-count="0" meta:object-count="0" meta:page-count="4" meta:paragraph-count="108" meta:word-count="1039" meta:character-count="6512" meta:non-whitespace-character-count="5579"/>
    <meta:user-defined meta:name="Info 1"/>
    <meta:user-defined meta:name="Info 2"/>
    <meta:user-defined meta:name="Info 3"/>
    <meta:user-defined meta:name="Info 4"/>
  </office:meta>
</office:document-meta>
</file>